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t even a warning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/>
        </table:table-row>
      </table:table>
      <table:table table:name="Phase 2" table:style-name="ta1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heck: </text:p>
          </table:table-cell>
          <table:table-cell table:number-columns-repeated="9"/>
          <table:table-cell office:value-type="string" calcext:value-type="string">
            <text:p>Commit problem stat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f port is not given, use a dynamic po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't use some commands if not a member of the ring – like dump in exampl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if we can implement delet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heck what if port 090</text:p>
          </table:table-cell>
          <table:table-cell table:number-columns-repeated="7"/>
          <table:table-cell table:style-name="ce1" office:value-type="string" calcext:value-type="string">
            <text:p>Discu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sing 'join' if server not present with that ip</text:p>
          </table:table-cell>
          <table:table-cell table:number-columns-repeated="8"/>
          <table:table-cell office:value-type="string" calcext:value-type="string">
            <text:p>Qui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get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checking valid por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6" office:value-type="string" calcext:value-type="string">
            <text:p>writing any incorrect command shows the error me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ry running join again in available app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1" office:value-type="string" calcext:value-type="string">
            <text:p>Review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Check help is showing proper command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</table:table-row>
        <table:table-row table:style-name="ro1">
          <table:table-cell/>
          <table:table-cell table:style-name="ce1" office:value-type="string" calcext:value-type="string">
            <text:p>Pange: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t printing proper address of server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Seldom Issue: 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ome issue with clien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o-Do: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Less Priority:</text:p>
          </table:table-cell>
          <table:table-cell table:number-columns-repeated="9"/>
          <table:table-cell office:value-type="string" calcext:value-type="string">
            <text:p>isValidAddress mein check for charact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me option for debug which will print prints (add in 'good points')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inting date/tim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14:19:40.230827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7T04:18:44.996943927</dc:date>
    <meta:editing-duration>P1DT12H54M49S</meta:editing-duration>
    <meta:editing-cycles>142</meta:editing-cycles>
    <meta:generator>LibreOffice/4.2.6.3$Linux_X86_64 LibreOffice_project/420m0$Build-3</meta:generator>
    <meta:document-statistic meta:table-count="3" meta:cell-count="85" meta:object-count="0"/>
  </office:meta>
</office:document-meta>
</file>